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acstNaskh" svg:font-family="KacstNaskh" style:font-pitch="variable"/>
    <style:font-face style:name="KacstPen" svg:font-family="KacstP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KacstNaskh" fo:font-size="20pt" officeooo:paragraph-rsid="000a1d08" style:font-size-asian="20pt" style:font-name-complex="KacstNaskh" style:font-size-complex="20pt"/>
    </style:style>
    <style:style style:name="P2" style:family="paragraph" style:parent-style-name="Standard">
      <style:paragraph-properties fo:text-align="end" style:justify-single-word="false"/>
      <style:text-properties style:font-name="KacstNaskh" fo:font-size="20pt" officeooo:rsid="000a1d08" officeooo:paragraph-rsid="000a1d08" style:font-size-asian="20pt" style:font-name-complex="KacstNaskh" style:font-size-complex="20pt"/>
    </style:style>
    <style:style style:name="P3" style:family="paragraph" style:parent-style-name="Standard">
      <style:paragraph-properties fo:text-align="end" style:justify-single-word="false"/>
      <style:text-properties style:font-name="KacstNaskh" fo:font-size="20pt" officeooo:rsid="000a1d08" officeooo:paragraph-rsid="000d3b60" style:font-size-asian="20pt" style:font-name-complex="KacstNaskh" style:font-size-complex="20pt"/>
    </style:style>
    <style:style style:name="P4" style:family="paragraph" style:parent-style-name="Standard">
      <style:paragraph-properties fo:text-align="end" style:justify-single-word="false"/>
      <style:text-properties style:font-name="KacstNaskh" fo:font-size="20pt" officeooo:rsid="000afcbd" officeooo:paragraph-rsid="000afcbd" style:font-size-asian="20pt" style:font-name-complex="KacstNaskh" style:font-size-complex="20pt"/>
    </style:style>
    <style:style style:name="P5" style:family="paragraph" style:parent-style-name="Standard">
      <style:paragraph-properties fo:text-align="end" style:justify-single-word="false"/>
      <style:text-properties style:font-name="KacstNaskh" officeooo:rsid="000c903a" officeooo:paragraph-rsid="000c903a" style:font-name-complex="KacstNaskh"/>
    </style:style>
    <style:style style:name="P6" style:family="paragraph" style:parent-style-name="Standard">
      <style:paragraph-properties fo:text-align="end" style:justify-single-word="false"/>
      <style:text-properties style:font-name="KacstNaskh" officeooo:rsid="000c903a" officeooo:paragraph-rsid="000d3b60" style:font-name-complex="KacstNaskh"/>
    </style:style>
    <style:style style:name="P7" style:family="paragraph" style:parent-style-name="Standard">
      <style:paragraph-properties fo:text-align="end" style:justify-single-word="false"/>
      <style:text-properties style:font-name="KacstNaskh" fo:font-size="20pt" officeooo:rsid="000afcbd" officeooo:paragraph-rsid="000afcbd" style:font-size-asian="20pt" style:font-name-complex="KacstNaskh" style:font-size-complex="20pt"/>
    </style:style>
    <style:style style:name="P8" style:family="paragraph" style:parent-style-name="Standard">
      <style:paragraph-properties fo:text-align="end" style:justify-single-word="false"/>
      <style:text-properties style:font-name="KacstNaskh" fo:font-size="20pt" officeooo:rsid="000c903a" officeooo:paragraph-rsid="000d3b60" style:font-size-asian="20pt" style:font-name-complex="KacstNaskh" style:font-size-complex="20pt"/>
    </style:style>
    <style:style style:name="P9" style:family="paragraph" style:parent-style-name="Standard">
      <style:paragraph-properties fo:text-align="end" style:justify-single-word="false"/>
      <style:text-properties style:font-name="KacstNaskh" fo:font-size="20pt" officeooo:rsid="000c903a" officeooo:paragraph-rsid="000c903a" style:font-size-asian="20pt" style:font-name-complex="KacstNaskh" style:font-size-complex="20pt"/>
    </style:style>
    <style:style style:name="P10" style:family="paragraph" style:parent-style-name="Standard">
      <style:paragraph-properties fo:text-align="end" style:justify-single-word="false"/>
      <style:text-properties style:font-name="KacstNaskh" fo:font-size="20pt" officeooo:rsid="000d3b60" officeooo:paragraph-rsid="000c903a" style:font-size-asian="20pt" style:font-name-complex="KacstNaskh" style:font-size-complex="20pt"/>
    </style:style>
    <style:style style:name="P11" style:family="paragraph" style:parent-style-name="Standard">
      <style:paragraph-properties fo:text-align="end" style:justify-single-word="false"/>
      <style:text-properties style:font-name="KacstNaskh" fo:font-size="20pt" officeooo:rsid="000a1d08" officeooo:paragraph-rsid="000a1d08" style:font-size-asian="20pt" style:font-name-complex="KacstNaskh" style:font-size-complex="20pt"/>
    </style:style>
    <style:style style:name="T1" style:family="text">
      <style:text-properties officeooo:rsid="000a1d08"/>
    </style:style>
    <style:style style:name="T2" style:family="text">
      <style:text-properties fo:font-variant="normal" fo:text-transform="none" fo:color="#000000" loext:opacity="100%" fo:font-size="20pt" fo:letter-spacing="normal" style:font-size-asian="20pt" style:font-name-complex="KacstPen" style:font-size-complex="20pt" style:font-style-complex="normal" style:font-weight-complex="normal"/>
    </style:style>
    <style:style style:name="T3" style:family="text">
      <style:text-properties fo:font-variant="normal" fo:text-transform="none" fo:color="#202122" loext:opacity="100%" fo:font-size="20pt" fo:letter-spacing="normal" fo:font-weight="normal" officeooo:rsid="000d3b60" style:font-size-asian="17.5pt" style:font-weight-asian="normal" style:font-name-complex="KacstPen" style:font-size-complex="20pt" style:font-style-complex="normal" style:font-weight-complex="normal"/>
    </style:style>
    <style:style style:name="T4" style:family="text">
      <style:text-properties fo:font-variant="normal" fo:text-transform="none" fo:color="#202122" loext:opacity="100%" fo:font-size="20pt" fo:letter-spacing="normal" officeooo:rsid="000d3b60" style:font-size-asian="17.5pt" style:font-name-complex="KacstPen" style:font-size-complex="20pt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afcbd" style:font-size-asian="20pt" style:font-size-complex="20pt"/>
    </style:style>
    <style:style style:name="T7" style:family="text">
      <style:text-properties fo:font-size="20pt" officeooo:rsid="000d3b60" style:font-size-asian="20pt" style:font-size-complex="20pt"/>
    </style:style>
    <style:style style:name="T8" style:family="text">
      <style:text-properties officeooo:rsid="00117b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معني الحج لغة: <text:span text:style-name="T1">هو القصد او الزياده وقيل أنه قصد الشيئ المعظم</text:span></text:p>
      <text:p text:style-name="P1"/>
      <text:p text:style-name="P3">معني الحج اصطلاحا: قصد بيت الله الحرام بمناسك مخصوصه او بصفه</text:p>
      <text:p text:style-name="P3"/>
      <text:p text:style-name="P3"><text:s/>مخصوصه و وقت مخصوص و بشرط مخصوص</text:p>
      <text:p text:style-name="P2"/>
      <text:p text:style-name="P2">اول ركن في الحج: ألاحرام</text:p>
      <text:p text:style-name="P2">ثاني ركن في الحج: طواف الاضافة</text:p>
      <text:p text:style-name="P2">ثالت ركن في الحج: السعي بين الصفا و الموره</text:p>
      <text:p text:style-name="P2">رابع ركن في الحج: الوقوف بعرفه</text:p>
      <text:p text:style-name="P2"/>
      <text:p text:style-name="P2">اول عمل في الحج: <text:span text:style-name="T8">ألاحرام</text:span></text:p>
      <text:p text:style-name="P2">وما هو الثاني: <text:span text:style-name="T8">الوقوف بعرفه</text:span></text:p>
      <text:p text:style-name="P2">وما هو الثالث: <text:span text:style-name="T8">طواف الافاضه</text:span></text:p>
      <text:p text:style-name="P2">وما هو الرابع: <text:span text:style-name="T8">ألسعي بين الصفا و المروه</text:span></text:p>
      <text:p text:style-name="P2">وما هو الخامس: <text:span text:style-name="T8">الاحرام من الميقات</text:span></text:p>
      <text:p text:style-name="P2">وما هو <text:s/>السادس: <text:span text:style-name="T8">الحلق او التقصير </text:span></text:p>
      <text:p text:style-name="P2">وما هو السابع: <text:span text:style-name="T8">المبيت بمزدلفه</text:span></text:p>
      <text:p text:style-name="P2">وما هو الثامن: <text:span text:style-name="T8">الوقوف بعرفه</text:span></text:p>
      <text:p text:style-name="P2">وما هو التاسع: <text:span text:style-name="T8">المبيت بمني</text:span></text:p>
      <text:p text:style-name="P2">وما هو العاشر: <text:span text:style-name="T8">طواف الوداع</text:span></text:p>
      <text:p text:style-name="P2">وما هو الحادي عشر: <text:span text:style-name="T8">الرمي</text:span></text:p>
      <text:p text:style-name="P2"/>
      <text:p text:style-name="P4">كم ركن في الحج: 4 اركان في الحج</text:p>
      <text:p text:style-name="P4">كم واجب في الحج: 7 واجبات في الحج</text:p>
      <text:p text:style-name="P4"/>
      <text:p text:style-name="P4">انواع الحج: تمتع و افراد و قران</text:p>
      <text:p text:style-name="P4"/>
      <text:p text:style-name="P4"/>
      <text:p text:style-name="P4"/>
      <text:p text:style-name="P4"><text:soft-page-break/></text:p>
      <text:p text:style-name="P6"><text:span text:style-name="T6">ا</text:span><text:span text:style-name="T5">نواع الطواف في الحج: طواف القدوم وطواف الافاضه وطواف العمره و طواف</text:span></text:p>
      <text:p text:style-name="P8"><text:s/>الوداع</text:p>
      <text:p text:style-name="P9"/>
      <text:p text:style-name="P9"/>
      <text:p text:style-name="P9">عدد الطواف: 7اشواط</text:p>
      <text:p text:style-name="P9"/>
      <text:p text:style-name="P9">عدد السعي: 7 اشواط</text:p>
      <text:p text:style-name="P9"/>
      <text:p text:style-name="P5"><text:span text:style-name="T5">من اين يبدأ الطواف: </text:span><text:span text:style-name="T7">يبدأ كل شوط من أما م الحجر الاسود وينتهي به</text:span></text:p>
      <text:p text:style-name="P10"/>
      <text:p text:style-name="P5"><text:span text:style-name="T5">من أين يبدأ السعي: </text:span><text:span text:style-name="Strong_20_Emphasis"><text:span text:style-name="T2">يبدأ الشوط الواحد من الصفا ثم ينتهي إلى المروة</text:span></text:span></text:p>
      <text:p text:style-name="P5"><text:span text:style-name="Strong_20_Emphasis"><text:span text:style-name="T2"/></text:span></text:p>
      <text:p text:style-name="P6"><text:span text:style-name="Strong_20_Emphasis"><text:span text:style-name="T4">علي من يجب الهدي</text:span></text:span><text:span text:style-name="Strong_20_Emphasis"><text:span text:style-name="T3">: التمتع و القران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>ما هي أشهر الحج: شوال و ذو القعدة و ذو الحجة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>كم مرة حج فيها النبي: ثلاث حجج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>كم مرة اعتمرفيها النبي: 4 عمرات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>ما هي تحية بيت الله الحرام: الطواف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KacstNaskh" svg:font-family="KacstNaskh" style:font-pitch="variable"/>
    <style:font-face style:name="KacstPen" svg:font-family="KacstP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2T16:39:27.933891265</meta:creation-date>
    <dc:date>2022-07-02T22:02:46.609705899</dc:date>
    <meta:editing-duration>PT1H20M6S</meta:editing-duration>
    <meta:editing-cycles>2</meta:editing-cycles>
    <meta:generator>LibreOffice/7.0.6.2$Linux_X86_64 LibreOffice_project/00$Build-2</meta:generator>
    <meta:document-statistic meta:table-count="0" meta:image-count="0" meta:object-count="0" meta:page-count="2" meta:paragraph-count="32" meta:word-count="224" meta:character-count="1099" meta:non-whitespace-character-count="902"/>
  </office:meta>
</office:document-meta>
</file>